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ＭＳ ゴシック" svg:font-family="'ＭＳ ゴシック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fo:font-size="13.6999998092651pt" style:font-name-asian="ＭＳ ゴシック" style:font-size-asian="12pt" style:font-size-complex="13.6999998092651pt"/>
    </style:style>
    <style:style style:name="P2" style:family="paragraph" style:parent-style-name="Standard">
      <style:paragraph-properties fo:text-align="center" style:justify-single-word="false"/>
      <style:text-properties style:font-name="ＭＳ ゴシック" fo:font-size="16pt" fo:font-weight="bold" style:font-name-asian="ＭＳ ゴシック" style:font-size-asian="16pt" style:font-weight-asian="bold" style:font-size-complex="16pt" style:font-weight-complex="bold"/>
    </style:style>
    <style:style style:name="P3" style:family="paragraph" style:parent-style-name="Frame_20_contents">
      <style:paragraph-properties fo:text-align="center" style:justify-single-word="false"/>
    </style:style>
    <style:style style:name="P4" style:family="paragraph" style:parent-style-name="Frame_20_contents">
      <style:text-properties officeooo:rsid="0007a4dd" officeooo:paragraph-rsid="0007a4dd"/>
    </style:style>
    <style:style style:name="P5" style:family="paragraph" style:parent-style-name="Frame_20_contents">
      <style:text-properties style:font-name="ＭＳ ゴシック" fo:font-size="9pt" officeooo:paragraph-rsid="0007a4dd" style:font-name-asian="ＭＳ ゴシック" style:font-size-asian="9pt" style:font-size-complex="9pt"/>
    </style:style>
    <style:style style:name="P6" style:family="paragraph" style:parent-style-name="Frame_20_contents">
      <style:text-properties style:font-name="ＭＳ ゴシック" fo:font-size="9pt" officeooo:rsid="0007a4dd" officeooo:paragraph-rsid="00083941" style:font-name-asian="ＭＳ ゴシック" style:font-size-asian="9pt" style:font-size-complex="9pt"/>
    </style:style>
    <style:style style:name="T1" style:family="text">
      <style:text-properties officeooo:rsid="0007a4dd" style:language-asian="ja" style:country-asian="JP"/>
    </style:style>
    <style:style style:name="T2" style:family="text">
      <style:text-properties style:font-name="ＭＳ ゴシック" style:font-name-asian="ＭＳ ゴシック"/>
    </style:style>
    <style:style style:name="T3" style:family="text">
      <style:text-properties style:font-name="ＭＳ ゴシック" fo:font-size="9pt" style:font-name-asian="ＭＳ ゴシック" style:font-size-asian="9pt" style:font-size-complex="9pt"/>
    </style:style>
    <style:style style:name="T4" style:family="text">
      <style:text-properties officeooo:rsid="0008394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3333" fo:font-weight="bold" style:font-weight-asian="bold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center" style:horizontal-rel="paragraph" fo:background-color="#ffcccc" style:background-transparency="0%" draw:fill="solid" fo:padding="0.15cm" fo:border="0.99pt solid #000000" style:shadow="none" draw:shadow-opacity="100%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cfe7f5" style:background-transparency="0%" draw:fill="soli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枠1" text:anchor-type="paragraph" svg:y="0.079cm" svg:width="16.984cm" draw:z-index="0"><draw:text-box fo:min-height="1.443cm"><text:p text:style-name="P2"><text:bookmark text:name="31"/>MB_SERVICE_NOTIFICATION コンパイルエラー </text:p><text:p text:style-name="P3"/></draw:text-box></draw:frame><draw:frame draw:style-name="fr2" draw:name="枠2" text:anchor-type="paragraph" svg:x="0.09cm" svg:y="1.951cm" svg:width="8.015cm" draw:z-index="1"><draw:text-box fo:min-height="1.344cm"><text:p text:style-name="P5"><text:span text:style-name="T1">初出：</text:span>2005/02/28 </text:p><text:p text:style-name="P4"><text:span text:style-name="T3">URL:</text:span><text:a xlink:type="simple" xlink:href="http://hidenov.blog4.fc2.com/?no=31" text:style-name="Internet_20_link" text:visited-style-name="Visited_20_Internet_20_Link"><text:span text:style-name="T3">http://hidenov.blog4.fc2.com/?no=31</text:span></text:a></text:p></draw:text-box></draw:frame></text:p>
      <text:p text:style-name="Standard"/>
      <text:p text:style-name="Standard"/>
      <text:p text:style-name="Standard"><draw:frame draw:style-name="fr2" draw:name="枠3" text:anchor-type="paragraph" svg:x="0.116cm" svg:y="0.321cm" svg:width="16.773cm" draw:z-index="2"><draw:text-box fo:min-height="11.31cm"><text:p text:style-name="P6"><text:span text:style-name="T4">W</text:span>in32APIのMessageBoxで、オプションにMB_SERVICE_NOTIFICATIONを<text:line-break/>指定するとコンパイルエラーがでるときがあります．．．<text:line-break/>MFCとか.NET使ってるとでないんですが<text:line-break/>ひでのふのようにMFCとか.NETでサービス作るのは怖いよとかって<text:line-break/>おっさんは、Win32APIだけでごりごりサービスを書くわけです。<text:line-break/><text:line-break/>MSDNのサンプルどおりに作ってるのに．．．とお嘆きの貴兄へ。<text:line-break/>MSDNには<text:line-break/>「<text:span text:style-name="T6">ヘッダーファイル：Winuser.h 内で宣言</text:span>」<text:line-break/>って書いてありますね。<text:line-break/>そこで、エクスプローラでWinuser.hを検索してテキストエディタで開きます。<text:line-break/>次にMB_SERVICE_NOTIFICATIONでテキストを検索すると．．．<text:line-break/></text:p><text:p text:style-name="P6"><draw:frame draw:style-name="fr3" draw:name="枠4" text:anchor-type="paragraph" svg:x="0.27cm" svg:y="0.199cm" svg:width="8.541cm" draw:z-index="3"><draw:text-box fo:min-height="2.76cm"><text:p text:style-name="P6">#ifdef _WIN32_WINNT<text:line-break/>#if (_WIN32_WINNT &gt;= 0x0400)<text:line-break/>#define MB_SERVICE_NOTIFICATION 0x00200000L<text:line-break/>#else<text:line-break/>#define MB_SERVICE_NOTIFICATION 0x00040000L<text:line-break/>#endif<text:line-break/>#define MB_SERVICE_NOTIFICATION_NT3X 0x00040000L<text:line-break/>#endif</text:p></draw:text-box></draw:frame></text:p><text:p text:style-name="P6"/><text:p text:style-name="P6"/><text:p text:style-name="P6"/><text:p text:style-name="P6"/><text:p text:style-name="P6"/><text:p text:style-name="P6"/><text:p text:style-name="P6"><text:line-break/><text:line-break/></text:p><text:p text:style-name="P6">こんな感じで、_WIN32_WINNTを定義する必要があるのが判ります。<text:line-break/>この定義をwindows.hをincludeする前に定義してやれば<text:line-break/>コンパイルが通るようになります。 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ＭＳ ゴシック" svg:font-family="'ＭＳ ゴシック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23:21:25.860000000</meta:creation-date>
    <dc:date>2014-09-21T23:41:21.574000000</dc:date>
    <meta:editing-duration>PT4M35S</meta:editing-duration>
    <meta:editing-cycles>1</meta:editing-cycles>
    <meta:document-statistic meta:table-count="0" meta:image-count="0" meta:object-count="0" meta:page-count="1" meta:paragraph-count="7" meta:word-count="308" meta:character-count="709" meta:non-whitespace-character-count="671"/>
    <meta:generator>LibreOffice/4.3.1.2$Windows_x86 LibreOffice_project/958349dc3b25111dbca392fbc281a05559ef6848</meta:generator>
  </office:meta>
</office:document-meta>
</file>